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0e109" officeooo:paragraph-rsid="0010e109"/>
    </style:style>
    <style:style style:name="P2" style:family="paragraph" style:parent-style-name="Standard" style:list-style-name="L1">
      <style:text-properties officeooo:rsid="00121433" officeooo:paragraph-rsid="001214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88310200" text:style-name="L1">
        <text:list-item>
          <text:p text:style-name="P1">Create &lt;const&gt; CONTEXT:</text:p>
          <text:list>
            <text:list-item>
              <text:p text:style-name="P1">PIXEL_SCALE_ARCSEC {cdelt1}</text:p>
            </text:list-item>
            <text:list-item>
              <text:p text:style-name="P1">PIXEL_SCALE_RADIANS</text:p>
            </text:list-item>
            <text:list-item>
              <text:p text:style-name="P1">IMAGE_HEIGHT_PIXELS</text:p>
            </text:list-item>
            <text:list-item>
              <text:p text:style-name="P1">IMAGE_WIDTH_PIXELS</text:p>
            </text:list-item>
            <text:list-item>
              <text:p text:style-name="P1">IMAGE_HEIGHT_RAD</text:p>
            </text:list-item>
            <text:list-item>
              <text:p text:style-name="P1">IMAGE_WIDTH_RAD</text:p>
            </text:list-item>
            <text:list-item>
              <text:p text:style-name="P2">NOMINAL_IMAGE_CENTER (DEC_RA)</text:p>
            </text:list-item>
            <text:list-item>
              <text:p text:style-name="P2">sin(image_center_dec)</text:p>
            </text:list-item>
            <text:list-item>
              <text:p text:style-name="P2">cos(image_center_dec)</text:p>
            </text:list-item>
            <text:list-item>
              <text:p text:style-name="P2">NUM_TASKS</text:p>
            </text:list-item>
            <text:list-item>
              <text:p text:style-name="P2">Center_pixel_x, Center_pixel_y</text:p>
            </text:list-item>
          </text:list>
        </text:list-item>
        <text:list-item>
          <text:p text:style-name="P1">We create a CAT_FS_ARRAY and IMAGE_FS_ARRAY from the HGSC and starlist, respectively.</text:p>
        </text:list-item>
        <text:list-item>
          <text:p text:style-name="P1">We also create a sublist for each. The CAT_FS_ARRAY sublist only contains "wide" stars and the IMAGE_FS_ARRAY only contains the 10 brightest stars.</text:p>
        </text:list-item>
        <text:list-item>
          <text:p text:style-name="P1">We create a WORK_PACKAGE for each star in the IMAGE_FS_ARRAY.</text:p>
        </text:list-item>
        <text:list-item>
          <text:p text:style-name="P1">Create all possible ref/alt pairs</text:p>
        </text:list-item>
        <text:list-item>
          <text:p text:style-name="P2">For each ref/alt pairing:</text:p>
          <text:list>
            <text:list-item>
              <text:p text:style-name="P2">Compute distance in pixels and distance in arcsec</text:p>
            </text:list-item>
            <text:list-item>
              <text:p text:style-name="P2">Compute resulting scale; if wrong by 20% or more, skip</text:p>
            </text:list-item>
            <text:list-item>
              <text:p text:style-name="P2">Compute resulting image rotation; if wrong by 10-degrees or more, skip</text:p>
            </text:list-item>
            <text:list-item>
              <text:p text:style-name="P2">Compute simple_wcs</text:p>
            </text:list-item>
            <text:list-item>
              <text:p text:style-name="P2">Set tolerance to LARGE_TOLERANCE { 40 pixels }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k </meta:initial-creator>
    <meta:creation-date>2022-08-05T14:11:28.974903124</meta:creation-date>
    <dc:date>2022-08-05T22:23:28.760336652</dc:date>
    <dc:creator>Mark </dc:creator>
    <meta:editing-duration>PT7H51M9S</meta:editing-duration>
    <meta:editing-cycles>1</meta:editing-cycles>
    <meta:document-statistic meta:table-count="0" meta:image-count="0" meta:object-count="0" meta:page-count="1" meta:paragraph-count="22" meta:word-count="132" meta:character-count="857" meta:non-whitespace-character-count="769"/>
    <meta:generator>LibreOffice/6.4.7.2$Linux_X86_64 LibreOffice_project/40$Build-2</meta:generator>
  </office:meta>
</office:document-meta>
</file>